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Nimbus Sans L2" svg:font-family="'Nimbus Sans L'"/>
    <style:font-face style:name="Sans" svg:font-family="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Lucidasans" svg:font-family="Lucidasans" style:font-family-generic="system" style:font-pitch="variable"/>
    <style:font-face style:name="Nimbus Sans L3" svg:font-family="'Nimbus Sans L'" style:font-family-generic="system" style:font-pitch="variable"/>
  </office:font-face-decls>
  <office:automatic-styles>
    <style:style style:name="Table1" style:family="table">
      <style:table-properties style:width="14.473cm" fo:margin-left="1cm" table:align="left"/>
    </style:style>
    <style:style style:name="Table1.A" style:family="table-column">
      <style:table-column-properties style:column-width="0.794cm"/>
    </style:style>
    <style:style style:name="Table1.B" style:family="table-column">
      <style:table-column-properties style:column-width="13.679cm"/>
    </style:style>
    <style:style style:name="Table1.A1" style:family="table-cell">
      <style:table-cell-properties fo:background-color="#ffffcc" fo:padding="0.053cm" fo:border="none">
        <style:background-image/>
      </style:table-cell-properties>
    </style:style>
    <style:style style:name="Table1.B1.1.1" style:family="table-cell">
      <style:table-cell-properties style:vertical-align="middle" fo:background-color="#ffffcc" fo:padding="0.053cm" fo:border="none">
        <style:background-image/>
      </style:table-cell-properties>
    </style:style>
    <style:style style:name="Table2" style:family="table">
      <style:table-properties style:width="14.473cm" fo:margin-left="1cm" table:align="left"/>
    </style:style>
    <style:style style:name="Table2.A" style:family="table-column">
      <style:table-column-properties style:column-width="0.794cm"/>
    </style:style>
    <style:style style:name="Table2.B" style:family="table-column">
      <style:table-column-properties style:column-width="13.679cm"/>
    </style:style>
    <style:style style:name="Table2.A1" style:family="table-cell">
      <style:table-cell-properties fo:background-color="#ffffcc" fo:padding="0.053cm" fo:border="none">
        <style:background-image/>
      </style:table-cell-properties>
    </style:style>
    <style:style style:name="Table2.B1.1.1" style:family="table-cell">
      <style:table-cell-properties style:vertical-align="middle" fo:background-color="#ffffcc" fo:padding="0.053cm" fo:border="none">
        <style:background-image/>
      </style:table-cell-properties>
    </style:style>
    <style:style style:name="P1" style:family="paragraph" style:parent-style-name="Text_20_body">
      <style:text-properties fo:language="en" fo:country="US"/>
    </style:style>
    <style:style style:name="P2" style:family="paragraph" style:parent-style-name="Text_20_body">
      <style:paragraph-properties fo:text-align="start" style:justify-single-word="false"/>
    </style:style>
    <style:style style:name="P3" style:family="paragraph" style:parent-style-name="Heading_20_1">
      <style:text-properties style:font-name="Nimbus Sans L2" fo:font-size="18pt"/>
    </style:style>
    <style:style style:name="P4" style:family="paragraph" style:parent-style-name="List_20_Heading">
      <style:paragraph-properties fo:margin-top="0cm" fo:margin-bottom="0.499cm"/>
    </style:style>
    <style:style style:name="P5" style:family="paragraph" style:parent-style-name="List_20_Heading">
      <style:paragraph-properties fo:margin-top="0cm" fo:margin-bottom="0.499cm"/>
      <style:text-properties fo:language="en" fo:country="US" fo:font-weight="bold"/>
    </style:style>
    <style:style style:name="P6" style:family="paragraph" style:parent-style-name="Table_20_Contents">
      <style:paragraph-properties fo:margin-top="0cm" fo:margin-bottom="0.499cm" fo:text-align="center" style:justify-single-word="false"/>
    </style:style>
    <style:style style:name="P7" style:family="paragraph" style:parent-style-name="Table_20_Contents">
      <style:paragraph-properties fo:margin-top="0cm" fo:margin-bottom="0.499cm" fo:text-align="start" style:justify-single-word="false"/>
    </style:style>
    <style:style style:name="P8" style:family="paragraph" style:parent-style-name="Table_20_Heading">
      <style:paragraph-properties fo:margin-top="0cm" fo:margin-bottom="0.499cm" fo:text-align="start" style:justify-single-word="false"/>
    </style:style>
    <style:style style:name="P9" style:family="paragraph" style:parent-style-name="List_20_Contents">
      <style:paragraph-properties fo:margin-top="0cm" fo:margin-bottom="0.499cm"/>
    </style:style>
    <style:style style:name="P10" style:family="paragraph" style:parent-style-name="List_20_Contents">
      <style:paragraph-properties fo:margin-top="0cm" fo:margin-bottom="0.499cm"/>
      <style:text-properties fo:language="en" fo:country="US"/>
    </style:style>
    <style:style style:name="P11" style:family="paragraph" style:parent-style-name="List_20_Contents">
      <style:paragraph-properties fo:margin-top="0cm" fo:margin-bottom="0.499cm"/>
      <style:text-properties style:font-name="Sans" fo:font-size="10pt"/>
    </style:style>
    <style:style style:name="P12" style:family="paragraph" style:parent-style-name="List_20_Contents">
      <style:paragraph-properties fo:margin-top="0cm" fo:margin-bottom="0.499cm" fo:text-align="start" style:justify-single-word="false"/>
      <style:text-properties style:font-name="Sans" fo:font-size="10pt"/>
    </style:style>
    <style:style style:name="P13" style:family="paragraph" style:parent-style-name="List_20_Contents">
      <style:paragraph-properties fo:margin-top="0cm" fo:margin-bottom="0.499cm"/>
      <style:text-properties fo:color="#000000" style:font-name="Sans" fo:font-size="10pt"/>
    </style:style>
    <style:style style:name="P14" style:family="paragraph" style:parent-style-name="List_20_Contents">
      <style:paragraph-properties fo:margin-top="0cm" fo:margin-bottom="0.499cm"/>
      <style:text-properties fo:color="#000064" style:font-name="Sans" fo:font-size="10pt"/>
    </style:style>
    <style:style style:name="P15" style:family="paragraph" style:parent-style-name="Heading_20_2">
      <style:text-properties style:font-name="Nimbus Sans L2" fo:font-size="14pt" fo:font-style="italic"/>
    </style:style>
    <style:style style:name="P16" style:family="paragraph" style:parent-style-name="List_20_Contents">
      <style:text-properties style:font-name="Sans" fo:font-size="10pt"/>
    </style:style>
    <style:style style:name="P17"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paragraph-properties fo:text-align="center" style:justify-single-word="false"/>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fo:color="#000064"/>
    </style:style>
    <style:style style:name="T5" style:family="text">
      <style:text-properties fo:color="#000064" fo:font-weight="bold"/>
    </style:style>
    <style:style style:name="T6" style:family="text">
      <style:text-properties fo:color="#000064" style:font-name="Sans" fo:font-size="10pt"/>
    </style:style>
    <style:style style:name="T7" style:family="text">
      <style:text-properties fo:color="#000064" style:font-name="Sans" fo:font-size="10pt" fo:font-weight="bold"/>
    </style:style>
    <style:style style:name="T8" style:family="text">
      <style:text-properties fo:color="#000000"/>
    </style:style>
    <style:style style:name="T9" style:family="text">
      <style:text-properties fo:color="#000000" style:font-name="Sans" fo:font-size="10pt"/>
    </style:style>
    <style:style style:name="T10" style:family="text">
      <style:text-properties fo:color="#960000" style:font-name="Sans" fo:font-size="10pt" fo:font-weight="bold"/>
    </style:style>
    <style:style style:name="T11" style:family="text">
      <style:text-properties fo:color="#3f5fbe"/>
    </style:style>
    <style:style style:name="T12" style:family="text">
      <style:text-properties fo:color="#3f5fbe" style:font-name="Sans" fo:font-size="10pt"/>
    </style:style>
    <style:style style:name="T13" style:family="text">
      <style:text-properties fo:color="#41825a"/>
    </style:style>
    <style:style style:name="T14" style:family="text">
      <style:text-properties fo:color="#41825a" fo:font-weight="bold"/>
    </style:style>
    <style:style style:name="T15" style:family="text">
      <style:text-properties fo:color="#41825a" style:font-name="Sans" fo:font-size="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Kermeta Aspect Tutorial</text:p>
      <text:h text:style-name="P3" text:outline-level="1">Introduction</text:h>
      <text:p text:style-name="Text_20_body">The Kermeta ability to navigate through models and to transform them using a Java-like syntax has been deeply improve by adding Aspect Oriented Programming features to the language.</text:p>
      <text:p text:style-name="Text_20_body">May be you never used Kermeta for transforming models from one metamodel to another, so we present you the traditionnal way to realize such transformation using the GOF visitor pattern.</text:p>
      <text:p text:style-name="Text_20_body">Then we drive you to realize the AOP equivalent in a step-by-step tutorial so you will learn in one shot the model transformation work, a large range of Kermeta abilities and the aspects programming in Kermeta.</text:p>
      <text:h text:style-name="P3" text:outline-level="1" text:is-list-header="true">The UML to FSM transformation sample</text:h>
      <text:h text:style-name="P15" text:outline-level="2" text:is-list-header="true">Install the sample project</text:h>
      <text:p text:style-name="Text_20_body">In order to follow the current tutorial, you may get the tutorial sample project:</text:p>
      <text:list text:style-name="L1">
        <text:list-item>
          <text:p text:style-name="P18">In your current Eclipse, open the « File » menu, then « New » and « Example... ».</text:p>
        </text:list-item>
        <text:list-item>
          <text:p text:style-name="P18">Select « Kermeta Aspects Tutorial Project » in the « Kermeta samples » and click on the Finish button.</text:p>
        </text:list-item>
        <text:list-item>
          <text:p text:style-name="P18">A org.kermeta.tutorial.aspects appears with « Model » and « src » folders in it.</text:p>
        </text:list-item>
      </text:list>
      <text:p text:style-name="Text_20_body">As you can see, the <text:span text:style-name="T1">src/kermeta/</text:span> folder contains a fully functional translator between UML2 state machines and their FSM equivalent.</text:p>
      <text:h text:style-name="P15" text:outline-level="2" text:is-list-header="true">Use the classical UML2 -&gt; FSM translator</text:h>
      <text:p text:style-name="Text_20_body">You can look at the default sample UML diagram in the <text:span text:style-name="T1">model/</text:span> folder (double-click on <text:span text:style-name="T1">MyStateMachine.umldi</text:span> to open the graphical UML2 modeler).</text:p>
      <text:p text:style-name="Text_20_body">We propose you launch the translator (right-click -&gt; Kermeta -&gt; Run as.. -&gt; Kermeta app) and see the resulting FSM model (<text:span text:style-name="T1">MyStateMachine.fsm</text:span>).</text:p>
      <text:p text:style-name="Text_20_body">You can get the corresponding graphical diagram (right-click -&gt; New -&gt; Other... -&gt; Kermeta -&gt; FSM Samples -&gt; FSM Diagram).</text:p>
      <text:p text:style-name="Text_20_body">Now, look at the translator.kmt file. It contains three classes, dedicated to a part of the transformation process:</text:p>
      <text:list text:style-name="L2">
        <text:list-item>
          <text:p text:style-name="P21"><text:span text:style-name="T2">Translator</text:span>: this is the main class, which loads and saves models, launching process passes. The different steps of a transformation process are documented inside its code. We wrote a set of simple visiting methods so you can see how Translator is able to browse one kind of UML2 models.</text:p>
        </text:list-item>
      </text:list>
      <text:p text:style-name="Text_20_body">The transformation into a FSM model needs two passes on input model so we wrote the two classes below;</text:p>
      <text:list text:style-name="L3">
        <text:list-item text:start-value="1">
          <text:p text:style-name="P22"><text:span text:style-name="T2">Uml2Fsm_Pass1</text:span>: this pass creates each FSM entity corresponding to UML2 input model. As we need to access to FSM entities during the second pass, we store them into an hash table.</text:p>
        </text:list-item>
        <text:list-item>
          <text:p text:style-name="P22"><text:span text:style-name="T2">Uml2Fsm_Pass2</text:span>: this pass links the created FSM entities (corresponding to the UML2 model relations).</text:p>
        </text:list-item>
      </text:list>
      <text:p text:style-name="Text_20_body">You may modify the model and see how the translator deals with UML2 State Machines.</text:p>
      <text:h text:style-name="Heading_20_1" text:outline-level="1" text:is-list-header="true">What can Aspect Oriented Programming change?</text:h>
      <text:p text:style-name="Text_20_body">It is possible to write Kermeta code using a simplified Aspect Oriented approach.</text:p>
      <text:p text:style-name="Text_20_body">Technically, you can declare classes as "aspects" that will contribute features (attributes, references, properties, operations, constraints) to an existing class. In such situation, the definition of two classes that have the same qualified name will be merged into a single class in the interpreter memory.</text:p>
      <text:p text:style-name="Text_20_body">This is a great help when you want to separate the concerns into several files. For example, you may have one file that strictly conforms to the structural part of your metamodel, one file containing the constraints for a given purpose and another file containing the operation and special extension to the metamodel for an interpreter.</text:p>
      <text:p text:style-name="Text_20_body">Obviously, the merge will be successful only if there is no conflict between all the declared features.</text:p>
      <text:h text:style-name="Heading_20_2" text:outline-level="2" text:is-list-header="true">Textual syntax for merging</text:h>
      <table:table table:name="Table1" table:style-name="Table1">
        <table:table-column table:style-name="Table1.A"/>
        <table:table-column table:style-name="Table1.B"/>
        <table:table-row>
          <table:table-cell table:style-name="Table1.A1" office:value-type="string">
            <text:p text:style-name="P6"/>
          </table:table-cell>
          <table:table-cell>
            <table:table table:is-sub-table="true">
              <table:table-column table:style-name="Table1.B"/>
              <table:table-row>
                <table:table-cell table:style-name="Table1.B1.1.1" office:value-type="string">
                  <text:p text:style-name="P8">Important</text:p>
                </table:table-cell>
              </table:table-row>
              <table:table-row>
                <table:table-cell table:style-name="Table1.A1" office:value-type="string">
                  <text:p text:style-name="P7">Since this feature is really successful and very well accepted, the surface syntax will change in the future release v1.0.0 in order to use a dedicated keyword instead of a simple annotation. The syntax presented here is valid only for prior versions. </text:p>
                </table:table-cell>
              </table:table-row>
            </table:table>
          </table:table-cell>
        </table:table-row>
      </table:table>
      <text:p text:style-name="P1">The merge is driven by the qualified name of the element to merge. Two classes will be merged if they have exactly the same qualified name (packages names + class name)</text:p>
      <text:p text:style-name="P1">In order to keep the compatibility with previous behaviour, the merge is allowed only if you add some tags:</text:p>
      <text:p text:style-name="P5">@aspect "true"</text:p>
      <text:p text:style-name="P10">is placed on a class, it indicates that this class is an aspect of another one. This allows to complement a class with the features of the aspect class.</text:p>
      <text:p text:style-name="P5">@overloadable "true"</text:p>
      <text:p text:style-name="P10">is placed on an operation, it indicates that the body of the operation can be overloaded by another definition of the same operation in an aspect class. This is useful in some situation were the code expect to be overloaded.</text:p>
      <table:table table:name="Table2" table:style-name="Table2">
        <table:table-column table:style-name="Table2.A"/>
        <table:table-column table:style-name="Table2.B"/>
        <table:table-row>
          <table:table-cell table:style-name="Table2.A1" office:value-type="string">
            <text:p text:style-name="P6"/>
          </table:table-cell>
          <table:table-cell>
            <table:table table:is-sub-table="true">
              <table:table-column table:style-name="Table2.B"/>
              <table:table-row>
                <table:table-cell table:style-name="Table2.B1.1.1" office:value-type="string">
                  <text:p text:style-name="P8">Note</text:p>
                </table:table-cell>
              </table:table-row>
              <table:table-row>
                <table:table-cell table:style-name="Table2.A1" office:value-type="string">
                  <text:p text:style-name="P7">When using overloadable tag, for a given set of definition, the operation that is not tagged overlodable will overload all other definitions. If all the declarations declare to be overloadable, then the declaration order is important. The last declared will be used by the interpreter. </text:p>
                </table:table-cell>
              </table:table-row>
            </table:table>
          </table:table-cell>
        </table:table-row>
      </table:table>
      <text:h text:style-name="Heading_20_2" text:outline-level="2" text:is-list-header="true">Example: adding properties and methods to UML2 elements</text:h>
      <text:p text:style-name="List_20_Heading">For our UML2 -&gt; FSM model transformation, we will need a way to do something on UML2 « Package » element.</text:p>
      <text:p text:style-name="List_20_Heading">First, we need to conform with the UML2 models tree, which have « uml » as top package:</text:p>
      <text:p text:style-name="List_20_Heading">Create a new Kermeta file with « uml » as root package. Your file only needs few lines for the moment:</text:p>
      <text:p text:style-name="P9"><text:span text:style-name="T7">package</text:span><text:span text:style-name="T9"> </text:span><text:span text:style-name="T6">uml</text:span><text:span text:style-name="T9">;<text:line-break/></text:span><text:span text:style-name="T10">require</text:span><text:span text:style-name="T8"> </text:span><text:span text:style-name="T6">kermeta<text:line-break/></text:span><text:span text:style-name="T10">require</text:span><text:span text:style-name="T8"> </text:span><text:span text:style-name="T12">"platform:/plugin/org.eclipse.uml2.uml/model/UML.ecore"</text:span></text:p>
      <text:p text:style-name="List_20_Heading">You can then add the Package class in order to improve it:</text:p>
      <text:p text:style-name="P16"><text:span text:style-name="T5">class</text:span><text:span text:style-name="T8"> </text:span><text:span text:style-name="T4">Package</text:span><text:span text:style-name="T8"> {</text:span></text:p>
      <text:p text:style-name="P13">}</text:p>
      <text:p text:style-name="P4">But now, the Kermeta environment throws an error, because you define a Package class which exists inside the « uml » package of the UML2 metamodel.</text:p>
      <text:p text:style-name="P4">You must specify that your Package class will be woven with the existing one:</text:p>
      <text:p text:style-name="P16"><text:span text:style-name="T8">@</text:span><text:span text:style-name="T4">aspect</text:span><text:span text:style-name="T8"> </text:span><text:span text:style-name="T11">"true"</text:span></text:p>
      <text:p text:style-name="P11"><text:span text:style-name="T5">class</text:span><text:span text:style-name="T8"> </text:span><text:span text:style-name="T4">Package</text:span><text:span text:style-name="T8"> {<text:line-break/></text:span><text:span text:style-name="T9">}</text:span></text:p>
      <text:p text:style-name="Text_20_body">From now, all stuff you will add to this class will be added to the UML2 Package class.</text:p>
      <text:p text:style-name="Text_20_body">As an example, you may add a aNewOperation() method:</text:p>
      <text:p text:style-name="P16"><text:span text:style-name="T8">@</text:span><text:span text:style-name="T4">aspect</text:span><text:span text:style-name="T8"> </text:span><text:span text:style-name="T11">"true"</text:span></text:p>
      <text:p text:style-name="P16"><text:span text:style-name="T5">class</text:span><text:span text:style-name="T8"> </text:span><text:span text:style-name="T4">Package</text:span><text:span text:style-name="T8"> {</text:span></text:p>
      <text:p text:style-name="P16"><text:span text:style-name="T5"><text:tab/>operation</text:span><text:span text:style-name="T8"> </text:span><text:span text:style-name="T4">aNewOperation</text:span><text:span text:style-name="T8">() </text:span><text:span text:style-name="T5">is</text:span><text:span text:style-name="T8"> </text:span><text:span text:style-name="T5">do</text:span></text:p>
      <text:p text:style-name="P16"><text:span text:style-name="T14"><text:tab/>// </text:span><text:span text:style-name="T13">some stuf to be done when this method is called during Kermeta exec</text:span></text:p>
      <text:p text:style-name="P14"><text:span text:style-name="T3"><text:tab/>end<text:line-break/></text:span><text:span text:style-name="T9">}</text:span></text:p>
      <text:p text:style-name="Text_20_body">After that, you can see this operation inserted into the UML2 Package element in the Kermeta outline:</text:p>
      <text:p text:style-name="Text_20_body"/>
      <text:p text:style-name="P2">As you can see, the outline icon for the UML2 Package has changed and informs you this element is partly redefined by current Kermeta file.</text:p>
      <text:p text:style-name="P30"><draw:frame draw:style-name="fr1" draw:name="graphics1" text:anchor-type="paragraph" svg:width="10.582cm" svg:height="8.183cm" draw:z-index="0"><draw:image xlink:href="../../img/KermetaAspectsTutorial1.png" xlink:type="simple" xlink:show="embed" xlink:actuate="onLoad" draw:filter-name="&lt;All formats&gt;"/></draw:frame></text:p>
      <text:p text:style-name="P2">Using the same way, you can add new properties on-the-fly to a write-only metamodel, in order to handle specific behavior or processes on its models:</text:p>
      <text:p text:style-name="P16"><text:span text:style-name="T8">@</text:span><text:span text:style-name="T4">aspect</text:span><text:span text:style-name="T8"> </text:span><text:span text:style-name="T11">"true"</text:span></text:p>
      <text:p text:style-name="P16"><text:span text:style-name="T5">class</text:span><text:span text:style-name="T8"> </text:span><text:span text:style-name="T4">Package</text:span><text:span text:style-name="T8"> {</text:span></text:p>
      <text:p text:style-name="P16"><text:span text:style-name="T5"><text:tab/>reference</text:span><text:span text:style-name="T8"> </text:span><text:span text:style-name="T4">myProperty : uml::Element</text:span></text:p>
      <text:p text:style-name="P11"><text:span text:style-name="T5"><text:tab/>attribute</text:span><text:span text:style-name="T4"> anotherNonUmlProperty : kermeta::standard::String<text:line-break/></text:span><text:span text:style-name="T9">}</text:span></text:p>
      <text:p text:style-name="Text_20_body">All those « aspect » features will help you challenge the tutorial main work, which is the realization of the UML2 -&gt; FSM transformation</text:p>
      <text:h text:style-name="Heading_20_1" text:outline-level="1" text:is-list-header="true">Realize the « aspect » version of the translator</text:h>
      <text:p text:style-name="Text_20_body">In the classical version of the translator, we used the GOF Visitor design pattern (in a simplified version, but we could use the UML2 MDK TopDownVisitor) for navigation inside the UML StateMachine model. As we needed two passes in order to manage links once the output objects have been created, this implied two Kermeta classes with visitXxx() methods plus a hash table.</text:p>
      <text:p text:style-name="Text_20_body">With the aspect approach, you can store the FSM created object in a reference of the original UML corresponding object and have two operations (<text:span text:style-name="T1">uml2fsm_pass1()</text:span> and <text:span text:style-name="T1">uml2fsm_pass2()</text:span>) for the creation pass and the linkage pass on each UML object.</text:p>
      <text:h text:style-name="Heading_20_2" text:outline-level="2" text:is-list-header="true">Step 1: the application structure and launcher</text:h>
      <text:p text:style-name="Text_20_body">As the aspects must be applied to the real package of the aspectized elements, it is easier to split the whole transformation in a Kermeta launching file and a <text:span text:style-name="T1">aspectizor</text:span> file which will weave the new features to the UML2 metamodel.</text:p>
      <text:p text:style-name="Text_20_body">The launcher must:</text:p>
      <text:list text:style-name="L4">
        <text:list-item>
          <text:p text:style-name="P24">load the UML model,</text:p>
        </text:list-item>
        <text:list-item>
          <text:p text:style-name="P24">get the model root,</text:p>
        </text:list-item>
        <text:list-item>
          <text:p text:style-name="P24">execute the Pass1 method on this root (just execute the pass1 method on the root :-)),</text:p>
        </text:list-item>
        <text:list-item>
          <text:p text:style-name="P24">execute the Pass2 method on this root,</text:p>
        </text:list-item>
        <text:list-item>
          <text:p text:style-name="P24">catch the generated FSM model,</text:p>
        </text:list-item>
        <text:list-item>
          <text:p text:style-name="P24">save the FSM model.</text:p>
        </text:list-item>
      </text:list>
      <text:p text:style-name="Text_20_body">All those tasks do not rely upon aspect so you can use the Translator code of the <text:span text:style-name="T1">src/kermeta/translator.kmt</text:span> file for inspiration in order to realize the « aspect » launcher (have a look on the <text:span text:style-name="T1">src/answer/aspect_translator</text:span> file if you do not succeed in this work).</text:p>
      <text:p text:style-name="Text_20_body">The real aspects can be writen in a separate file (like <text:span text:style-name="T1">uml2fsm_aspects.kmt</text:span>). For each UML2 element you need to transform into its FSM equivalent, you must add (as an aspect, of course) an <text:span text:style-name="T1">output</text:span> reference (the place to store its FSM equivalent) and the two passes methods <text:span text:style-name="T1">uml2fsm_pass1()</text:span> and <text:span text:style-name="T1">uml2fsm_pass2()</text:span>.</text:p>
      <text:h text:style-name="Heading_20_2" text:outline-level="2" text:is-list-header="true">Step 2: the first pass</text:h>
      <text:p text:style-name="Text_20_body">A large part of the classical implementation of the first pass (<text:span text:style-name="T1">visitXxx()</text:span> methods in <text:span text:style-name="T1">src/kermeta/translator.kmt</text:span> file) can be used in the aspect uml2fsm_pass1 method.</text:p>
      <text:p text:style-name="Text_20_body">But the operation you are writing will be directly the UML object operation so you do not need to handle this object and you can access it simply with <text:span text:style-name="T3">self</text:span> keyword. The effect is a simplier code for the same goal.</text:p>
      <text:p text:style-name="Text_20_body">In the same way, the FSM generated object can be stored in an <text:span text:style-name="T1">output</text:span> reference which is specific to the UML object. It means that you can (and must) strongly type this reference. Its give your application a strongness which you cannot afford with a <text:span text:style-name="T1">&lt;object, object&gt;</text:span> hash table (and you do not have to seam uncertain casts which complicate the code).</text:p>
      <text:p text:style-name="Text_20_body">Below is the example for the uml::StateMachine class:</text:p>
      <text:p text:style-name="P12"><text:span text:style-name="T8">@</text:span><text:span text:style-name="T4">aspect</text:span><text:span text:style-name="T8"> </text:span><text:span text:style-name="T11">"true"<text:line-break/></text:span><text:span text:style-name="T7">class</text:span><text:span text:style-name="T9"> </text:span><text:span text:style-name="T6">StateMachine </text:span><text:span text:style-name="T9">{<text:line-break/><text:tab/></text:span><text:span text:style-name="T7">reference</text:span><text:span text:style-name="T9"> </text:span><text:span text:style-name="T6">output</text:span><text:span text:style-name="T9"> : </text:span><text:span text:style-name="T6">fsm</text:span><text:span text:style-name="T9">::</text:span><text:span text:style-name="T6">FSM<text:line-break/></text:span><text:span text:style-name="T7"><text:tab/>operation</text:span><text:span text:style-name="T9"> </text:span><text:span text:style-name="T6">uml2fsmPass1</text:span><text:span text:style-name="T9">() </text:span><text:span text:style-name="T7">is</text:span><text:span text:style-name="T9"> </text:span><text:span text:style-name="T7">do<text:line-break/><text:tab/></text:span><text:span text:style-name="T6"><text:tab/>output</text:span><text:span text:style-name="T9"> := </text:span><text:span text:style-name="T6">fsm</text:span><text:span text:style-name="T9">::</text:span><text:span text:style-name="T6">FSM</text:span><text:span text:style-name="T9">.</text:span><text:span text:style-name="T6">new</text:span><text:span text:style-name="T9"> <text:line-break/><text:tab/></text:span><text:span text:style-name="T7"><text:tab/>self</text:span><text:span text:style-name="T9">.</text:span><text:span text:style-name="T6">region</text:span><text:span text:style-name="T9">.</text:span><text:span text:style-name="T6">each</text:span><text:span text:style-name="T9">{ </text:span><text:span text:style-name="T6">r</text:span><text:span text:style-name="T9"> | </text:span><text:span text:style-name="T6">r</text:span><text:span text:style-name="T9">.</text:span><text:span text:style-name="T6">uml2fsmPass1</text:span><text:span text:style-name="T9"> }<text:line-break/><text:tab/></text:span><text:span text:style-name="T7">end<text:line-break/></text:span><text:span text:style-name="T9">}</text:span></text:p>
      <text:p text:style-name="Text_20_body">You can compare with the classical way:</text:p>
      <text:p text:style-name="P12"><text:span text:style-name="T5">class</text:span><text:span text:style-name="T8"> </text:span><text:span text:style-name="T4">Uml2Fsm_Pass1</text:span><text:span text:style-name="T8"> {<text:line-break/><text:tab/></text:span><text:span text:style-name="T7">reference</text:span><text:span text:style-name="T9"> </text:span><text:span text:style-name="T6">tmpTable</text:span><text:span text:style-name="T9"> : </text:span><text:span text:style-name="T6">kermeta</text:span><text:span text:style-name="T9">::</text:span><text:span text:style-name="T6">utils</text:span><text:span text:style-name="T9">::</text:span><text:span text:style-name="T6">Hashtable</text:span><text:span text:style-name="T9">&lt;</text:span><text:span text:style-name="T6">uml</text:span><text:span text:style-name="T9">::</text:span><text:span text:style-name="T6">Element</text:span><text:span text:style-name="T9">,<text:line-break/><text:tab/><text:tab/><text:tab/><text:tab/><text:tab/><text:tab/><text:tab/></text:span><text:span text:style-name="T6">kermeta</text:span><text:span text:style-name="T9">::</text:span><text:span text:style-name="T6">standard</text:span><text:span text:style-name="T9">::</text:span><text:span text:style-name="T6">Object</text:span><text:span text:style-name="T9">&gt;<text:line-break/><text:tab/></text:span><text:span text:style-name="T7">operation</text:span><text:span text:style-name="T9"> </text:span><text:span text:style-name="T6">initialize</text:span><text:span text:style-name="T9">(</text:span><text:span text:style-name="T6">table</text:span><text:span text:style-name="T9"> : </text:span><text:span text:style-name="T6">kermeta</text:span><text:span text:style-name="T9">::</text:span><text:span text:style-name="T6">utils</text:span><text:span text:style-name="T9">::</text:span><text:span text:style-name="T6">Hashtable</text:span><text:span text:style-name="T9">&lt;</text:span><text:span text:style-name="T6">uml</text:span><text:span text:style-name="T9">::</text:span><text:span text:style-name="T6">Element</text:span><text:span text:style-name="T9">,<text:line-break/><text:tab/><text:tab/><text:tab/><text:tab/><text:tab/><text:tab/><text:tab/></text:span><text:span text:style-name="T6">kermeta</text:span><text:span text:style-name="T9">::</text:span><text:span text:style-name="T6">standard</text:span><text:span text:style-name="T9">::</text:span><text:span text:style-name="T6">Object</text:span><text:span text:style-name="T9">&gt;) </text:span><text:span text:style-name="T7">is</text:span><text:span text:style-name="T9"> </text:span><text:span text:style-name="T7">do<text:line-break/><text:tab/><text:tab/></text:span><text:span text:style-name="T6">tmpTable</text:span><text:span text:style-name="T9"> := </text:span><text:span text:style-name="T6">table<text:line-break/><text:tab/></text:span><text:span text:style-name="T7">end<text:line-break/><text:tab/>operation</text:span><text:span text:style-name="T9"> </text:span><text:span text:style-name="T6">visitStateMachine</text:span><text:span text:style-name="T9">(</text:span><text:span text:style-name="T6">node</text:span><text:span text:style-name="T9"> : </text:span><text:span text:style-name="T6">uml</text:span><text:span text:style-name="T9">::</text:span><text:span text:style-name="T6">StateMachine</text:span><text:span text:style-name="T9">) </text:span><text:span text:style-name="T7">is</text:span><text:span text:style-name="T9"> </text:span><text:span text:style-name="T7">do<text:line-break/><text:tab/><text:tab/>var</text:span><text:span text:style-name="T9"> </text:span><text:span text:style-name="T6">fsmNode</text:span><text:span text:style-name="T9"> : </text:span><text:span text:style-name="T6">fsm</text:span><text:span text:style-name="T9">::</text:span><text:span text:style-name="T6">FSM</text:span><text:span text:style-name="T9"> </text:span><text:span text:style-name="T7">init</text:span><text:span text:style-name="T9"> </text:span><text:span text:style-name="T6">fsm</text:span><text:span text:style-name="T9">::</text:span><text:span text:style-name="T6">FSM</text:span><text:span text:style-name="T9">.</text:span><text:span text:style-name="T6">new</text:span><text:span text:style-name="T9"> <text:line-break/><text:tab/><text:tab/></text:span><text:span text:style-name="T6">node</text:span><text:span text:style-name="T9">.</text:span><text:span text:style-name="T6">region</text:span><text:span text:style-name="T9">.</text:span><text:span text:style-name="T6">each</text:span><text:span text:style-name="T9">{ </text:span><text:span text:style-name="T6">r</text:span><text:span text:style-name="T9"> | </text:span><text:span text:style-name="T6">visitRegion</text:span><text:span text:style-name="T9">(</text:span><text:span text:style-name="T6">r</text:span><text:span text:style-name="T9">) }<text:line-break/><text:tab/><text:tab/></text:span><text:span text:style-name="T6">tmpTable</text:span><text:span text:style-name="T9">.</text:span><text:span text:style-name="T6">put</text:span><text:span text:style-name="T9">(</text:span><text:span text:style-name="T6">node</text:span><text:span text:style-name="T9">, </text:span><text:span text:style-name="T6">fsmNode</text:span><text:span text:style-name="T9">)<text:line-break/><text:tab/></text:span><text:span text:style-name="T7">end<text:line-break/>}</text:span></text:p>
      <text:p text:style-name="Text_20_body">You no more need a hash table (and its initialization) nor a visitor design pattern nor a reference to the visited UML node.</text:p>
      <text:h text:style-name="Heading_20_2" text:outline-level="2" text:is-list-header="true">Step 3: the second pass</text:h>
      <text:p text:style-name="Text_20_body">As tha aspect approach only adds methods and properties to existing metamodel elements, you only must write the uml2fsm_pass2() method where you need, which means on the same UML classes than the first pass.</text:p>
      <text:p text:style-name="Text_20_body">As the UML states and transitions do not directly know their container (only derivated property which is not implemented in the metamodel, off course), you may pass the FSM root to the pass2 methods as a parameter.</text:p>
      <text:p text:style-name="Text_20_body">The aspect second pass code is even more simple than in classical approach because you do not need now to get the first pass objects through a local variable and an enforced type cast.</text:p>
      <text:p text:style-name="Text_20_body">Below is the example for the uml::Region class:</text:p>
      <text:p text:style-name="P12"><text:span text:style-name="T8">@</text:span><text:span text:style-name="T4">aspect</text:span><text:span text:style-name="T8"> </text:span><text:span text:style-name="T11">"true"<text:line-break/></text:span><text:span text:style-name="T7">class</text:span><text:span text:style-name="T9"> </text:span><text:span text:style-name="T6">Region </text:span><text:span text:style-name="T9">{<text:line-break/><text:tab/></text:span><text:span text:style-name="T7">operation</text:span><text:span text:style-name="T9"> </text:span><text:span text:style-name="T6">uml2fsmPass1</text:span><text:span text:style-name="T9">() </text:span><text:span text:style-name="T7">is</text:span><text:span text:style-name="T9"> </text:span><text:span text:style-name="T7">do<text:line-break/><text:tab/><text:tab/></text:span><text:span text:style-name="T15">// nothing to create<text:line-break/><text:tab/><text:tab/></text:span><text:span text:style-name="T7">self</text:span><text:span text:style-name="T9">.</text:span><text:span text:style-name="T6">subvertex</text:span><text:span text:style-name="T9">.</text:span><text:span text:style-name="T6">each</text:span><text:span text:style-name="T9">{</text:span><text:span text:style-name="T6">v</text:span><text:span text:style-name="T9">| </text:span><text:span text:style-name="T6">v</text:span><text:span text:style-name="T9">.</text:span><text:span text:style-name="T6">uml2fsmPass1</text:span><text:span text:style-name="T9"> }<text:line-break/><text:tab/><text:tab/></text:span><text:span text:style-name="T7">self</text:span><text:span text:style-name="T9">.</text:span><text:span text:style-name="T6">transition</text:span><text:span text:style-name="T9">.</text:span><text:span text:style-name="T6">each</text:span><text:span text:style-name="T9">{</text:span><text:span text:style-name="T6">t</text:span><text:span text:style-name="T9">| </text:span><text:span text:style-name="T6">t</text:span><text:span text:style-name="T9">.</text:span><text:span text:style-name="T6">uml2fsmPass1</text:span><text:span text:style-name="T9"> }<text:line-break/><text:tab/></text:span><text:span text:style-name="T7">end<text:line-break/><text:tab/>operation</text:span><text:span text:style-name="T9"> </text:span><text:span text:style-name="T6">uml2fsmPass2</text:span><text:span text:style-name="T9">(</text:span><text:span text:style-name="T6">outModel</text:span><text:span text:style-name="T9"> : </text:span><text:span text:style-name="T6">fsm</text:span><text:span text:style-name="T9">::</text:span><text:span text:style-name="T6">FSM</text:span><text:span text:style-name="T9">) </text:span><text:span text:style-name="T7">is</text:span><text:span text:style-name="T9"> </text:span><text:span text:style-name="T7">do<text:line-break/><text:tab/><text:tab/>self</text:span><text:span text:style-name="T9">.</text:span><text:span text:style-name="T6">subvertex</text:span><text:span text:style-name="T9">.</text:span><text:span text:style-name="T6">each</text:span><text:span text:style-name="T9">{ </text:span><text:span text:style-name="T6">sv</text:span><text:span text:style-name="T9"> |<text:line-break/><text:tab/><text:tab/><text:tab/></text:span><text:span text:style-name="T6">outModel</text:span><text:span text:style-name="T9">.</text:span><text:span text:style-name="T6">ownedState</text:span><text:span text:style-name="T9">.</text:span><text:span text:style-name="T6">add</text:span><text:span text:style-name="T9">(</text:span><text:span text:style-name="T6">sv</text:span><text:span text:style-name="T9">.</text:span><text:span text:style-name="T6">output</text:span><text:span text:style-name="T9">)<text:line-break/><text:tab/><text:tab/>}<text:line-break/><text:tab/><text:tab/></text:span><text:span text:style-name="T7">self</text:span><text:span text:style-name="T9">.</text:span><text:span text:style-name="T6">subvertex</text:span><text:span text:style-name="T9">.</text:span><text:span text:style-name="T6">each</text:span><text:span text:style-name="T9">{</text:span><text:span text:style-name="T6">v</text:span><text:span text:style-name="T9">| </text:span><text:span text:style-name="T6">v</text:span><text:span text:style-name="T9">.</text:span><text:span text:style-name="T6">uml2fsmPass2</text:span><text:span text:style-name="T9">(</text:span><text:span text:style-name="T6">outModel</text:span><text:span text:style-name="T9">) }<text:line-break/><text:tab/><text:tab/></text:span><text:span text:style-name="T7">self</text:span><text:span text:style-name="T9">.</text:span><text:span text:style-name="T6">transition</text:span><text:span text:style-name="T9">.</text:span><text:span text:style-name="T6">each</text:span><text:span text:style-name="T9">{</text:span><text:span text:style-name="T6">t</text:span><text:span text:style-name="T9">| </text:span><text:span text:style-name="T6">t</text:span><text:span text:style-name="T9">.</text:span><text:span text:style-name="T6">uml2fsmPass2</text:span><text:span text:style-name="T9">(</text:span><text:span text:style-name="T6">outModel</text:span><text:span text:style-name="T9">) }<text:line-break/><text:tab/></text:span><text:span text:style-name="T7">end<text:line-break/></text:span><text:span text:style-name="T9">}</text:span></text:p>
      <text:p text:style-name="Text_20_body">You can compare with the classical code:</text:p>
      <text:p text:style-name="P12"><text:span text:style-name="T5">class</text:span><text:span text:style-name="T8"> </text:span><text:span text:style-name="T4">Uml2Fsm_Pass2</text:span><text:span text:style-name="T8"> {<text:line-break/><text:tab/></text:span><text:span text:style-name="T7">reference</text:span><text:span text:style-name="T9"> </text:span><text:span text:style-name="T6">tmpTable</text:span><text:span text:style-name="T9"> : </text:span><text:span text:style-name="T6">kermeta</text:span><text:span text:style-name="T9">::</text:span><text:span text:style-name="T6">utils</text:span><text:span text:style-name="T9">::</text:span><text:span text:style-name="T6">Hashtable</text:span><text:span text:style-name="T9">&lt;</text:span><text:span text:style-name="T6">uml</text:span><text:span text:style-name="T9">::</text:span><text:span text:style-name="T6">Element</text:span><text:span text:style-name="T9">,<text:line-break/><text:tab/></text:span><text:span text:style-name="T6">kermeta</text:span><text:span text:style-name="T9">::</text:span><text:span text:style-name="T6">standard</text:span><text:span text:style-name="T9">::</text:span><text:span text:style-name="T6">Object</text:span><text:span text:style-name="T9">&gt;<text:line-break/><text:tab/></text:span><text:span text:style-name="T7">reference</text:span><text:span text:style-name="T9"> </text:span><text:span text:style-name="T6">fsmMachine</text:span><text:span text:style-name="T9"> : </text:span><text:span text:style-name="T6">fsm</text:span><text:span text:style-name="T9">::</text:span><text:span text:style-name="T6">FSM<text:line-break/><text:tab/></text:span><text:span text:style-name="T7">operation</text:span><text:span text:style-name="T9"> </text:span><text:span text:style-name="T6">initialize</text:span><text:span text:style-name="T9">(</text:span><text:span text:style-name="T6">table</text:span><text:span text:style-name="T9"> : </text:span><text:span text:style-name="T6">kermeta</text:span><text:span text:style-name="T9">::</text:span><text:span text:style-name="T6">utils</text:span><text:span text:style-name="T9">::</text:span><text:span text:style-name="T6">Hashtable</text:span><text:span text:style-name="T9">&lt;</text:span><text:span text:style-name="T6">uml</text:span><text:span text:style-name="T9">::</text:span><text:span text:style-name="T6">Element</text:span><text:span text:style-name="T9">,<text:line-break/><text:tab/><text:tab/><text:tab/><text:tab/><text:tab/><text:tab/></text:span><text:span text:style-name="T6">kermeta</text:span><text:span text:style-name="T9">::</text:span><text:span text:style-name="T6">standard</text:span><text:span text:style-name="T9">::</text:span><text:span text:style-name="T6">Object</text:span><text:span text:style-name="T9">&gt;) </text:span><text:span text:style-name="T7">is</text:span><text:span text:style-name="T9"> </text:span><text:span text:style-name="T7">do<text:line-break/><text:tab/><text:tab/></text:span><text:span text:style-name="T6">tmpTable</text:span><text:span text:style-name="T9"> := </text:span><text:span text:style-name="T6">table<text:line-break/><text:tab/></text:span><text:span text:style-name="T7">end<text:line-break/><text:tab/>operation</text:span><text:span text:style-name="T9"> </text:span><text:span text:style-name="T6">visitRegion</text:span><text:span text:style-name="T9">(</text:span><text:span text:style-name="T6">node</text:span><text:span text:style-name="T9"> : </text:span><text:span text:style-name="T6">uml</text:span><text:span text:style-name="T9">::</text:span><text:span text:style-name="T6">Region</text:span><text:span text:style-name="T9">) </text:span><text:span text:style-name="T7">is</text:span><text:span text:style-name="T9"> </text:span><text:span text:style-name="T7">do<text:line-break/><text:tab/><text:tab/></text:span><text:span text:style-name="T6">node</text:span><text:span text:style-name="T9">.</text:span><text:span text:style-name="T6">subvertex</text:span><text:span text:style-name="T9">.</text:span><text:span text:style-name="T6">each</text:span><text:span text:style-name="T9">{ </text:span><text:span text:style-name="T6">sv</text:span><text:span text:style-name="T9"> |<text:line-break/><text:tab/><text:tab/><text:tab/></text:span><text:span text:style-name="T6">visitVertex</text:span><text:span text:style-name="T9">(</text:span><text:span text:style-name="T6">sv</text:span><text:span text:style-name="T9">)<text:line-break/><text:tab/><text:tab/><text:tab/></text:span><text:span text:style-name="T7">var</text:span><text:span text:style-name="T9"> </text:span><text:span text:style-name="T6">state</text:span><text:span text:style-name="T9"> : </text:span><text:span text:style-name="T6">fsm</text:span><text:span text:style-name="T9">::</text:span><text:span text:style-name="T6">State<text:line-break/><text:tab/><text:tab/><text:tab/>state</text:span><text:span text:style-name="T9"> ?= </text:span><text:span text:style-name="T6">tmpTable</text:span><text:span text:style-name="T9">.</text:span><text:span text:style-name="T6">getValue</text:span><text:span text:style-name="T9">(</text:span><text:span text:style-name="T6">sv</text:span><text:span text:style-name="T9">)<text:line-break/><text:tab/><text:tab/><text:tab/></text:span><text:span text:style-name="T6">fsmMachine</text:span><text:span text:style-name="T9">.</text:span><text:span text:style-name="T6">ownedState</text:span><text:span text:style-name="T9">.</text:span><text:span text:style-name="T6">add</text:span><text:span text:style-name="T9">(</text:span><text:span text:style-name="T6">state</text:span><text:span text:style-name="T9">)<text:line-break/><text:tab/><text:tab/>}<text:line-break/><text:tab/><text:tab/></text:span><text:span text:style-name="T6">node</text:span><text:span text:style-name="T9">.</text:span><text:span text:style-name="T6">transition</text:span><text:span text:style-name="T9">.</text:span><text:span text:style-name="T6">each</text:span><text:span text:style-name="T9">{ </text:span><text:span text:style-name="T6">t</text:span><text:span text:style-name="T9"> |<text:line-break/><text:tab/><text:tab/><text:tab/></text:span><text:span text:style-name="T6">visitTransition</text:span><text:span text:style-name="T9">(</text:span><text:span text:style-name="T6">t</text:span><text:span text:style-name="T9">)<text:line-break/><text:tab/><text:tab/>}<text:line-break/><text:tab/></text:span><text:span text:style-name="T7">end<text:line-break/>}</text:span></text:p>
      <text:p text:style-name="Text_20_body">So you can notice how the Kermeta aspect approach is a powerful tool for Model Driven Engineering.</text:p>
      <text:h text:style-name="P3" text:outline-level="1" text:is-list-header="true">Legal</text:h>
      <text:h text:style-name="Heading_20_2" text:outline-level="2" text:is-list-header="true">Notices</text:h>
      <text:p text:style-name="Text_20_body">Authors : Vincent Mahe &lt;<text:a xlink:type="simple" xlink:href="mailto:vmahe@irisa.fr">vmahe@irisa.fr</text:a>&gt;</text:p>
      <text:p text:style-name="Text_20_body">License : Eclipes Public licence</text:p>
      <text:p text:style-name="Text_20_body">Copyright : INRIA 2007</text:p>
      <text:p text:style-name="Text_20_body">Creation date : december 7, 2007</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Nimbus Sans L2" svg:font-family="'Nimbus Sans L'"/>
    <style:font-face style:name="Sans" svg:font-family="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Lucidasans" svg:font-family="Lucidasans" style:font-family-generic="system" style:font-pitch="variable"/>
    <style:font-face style:name="Nimbus Sans L3"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Nimbus Sans L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3"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style:font-name="Nimbus Sans L1" fo:font-size="18pt" fo:font-weight="bold" style:font-name-asian="Nimbus Sans L3"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Nimbus Sans L3"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Nimbus Sans L3" style:font-size-asian="14pt" style:font-weight-asian="bold" style:font-name-complex="Lucidasans" style:font-size-complex="14pt"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12-11T08:55:46</meta:creation-date>
    <dc:creator>Vincent Mahe</dc:creator>
    <dc:date>2007-12-11T09:29:12</dc:date>
    <dc:language>fr-FR</dc:language>
    <meta:editing-cycles>10</meta:editing-cycles>
    <meta:editing-duration>PT10M22S</meta:editing-duration>
    <meta:user-defined meta:name="Info 1"/>
    <meta:user-defined meta:name="Info 2"/>
    <meta:user-defined meta:name="Info 3"/>
    <meta:user-defined meta:name="Info 4"/>
    <meta:document-statistic meta:table-count="2" meta:image-count="1" meta:object-count="0" meta:page-count="7" meta:paragraph-count="103" meta:word-count="1833" meta:character-count="11500"/>
  </office:meta>
</office:document-meta>
</file>